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OpenSymbol" svg:font-family="OpenSymbol" style:font-charset="x-symbol"/>
    <style:font-face style:name="monospace" svg:font-family="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3.401cm" style:rel-column-width="13107*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E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E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officeooo:rsid="0003e576" officeooo:paragraph-rsid="0003e576"/>
    </style:style>
    <style:style style:name="P2" style:family="paragraph" style:parent-style-name="Standard">
      <style:text-properties fo:font-size="14pt" officeooo:rsid="0003e576" officeooo:paragraph-rsid="0003e576" style:font-size-asian="14pt" style:font-size-complex="14pt"/>
    </style:style>
    <style:style style:name="P3" style:family="paragraph" style:parent-style-name="Standard">
      <style:text-properties fo:font-size="14pt" officeooo:rsid="000624f4" officeooo:paragraph-rsid="000624f4" style:font-size-asian="14pt" style:font-size-complex="14pt"/>
    </style:style>
    <style:style style:name="P4" style:family="paragraph" style:parent-style-name="Standard">
      <style:text-properties fo:font-size="14pt" officeooo:rsid="000725ee" officeooo:paragraph-rsid="000725ee" style:font-size-asian="14pt" style:font-size-complex="14pt"/>
    </style:style>
    <style:style style:name="P5" style:family="paragraph" style:parent-style-name="Standard">
      <style:text-properties fo:font-size="14pt" officeooo:rsid="0008b75b" officeooo:paragraph-rsid="0008b75b" style:font-size-asian="14pt" style:font-size-complex="14pt"/>
    </style:style>
    <style:style style:name="P6" style:family="paragraph" style:parent-style-name="Standard">
      <style:text-properties fo:font-size="14pt" officeooo:rsid="000a64e4" officeooo:paragraph-rsid="000a64e4" style:font-size-asian="14pt" style:font-size-complex="14pt"/>
    </style:style>
    <style:style style:name="P7" style:family="paragraph" style:parent-style-name="Standard">
      <style:text-properties fo:font-size="14pt" officeooo:rsid="000ba305" officeooo:paragraph-rsid="000ba305" style:font-size-asian="14pt" style:font-size-complex="14pt"/>
    </style:style>
    <style:style style:name="P8" style:family="paragraph" style:parent-style-name="Standard">
      <style:text-properties fo:font-size="14pt" officeooo:rsid="000d86fe" officeooo:paragraph-rsid="000d86fe" style:font-size-asian="14pt" style:font-size-complex="14pt"/>
    </style:style>
    <style:style style:name="P9" style:family="paragraph" style:parent-style-name="Standard">
      <style:text-properties fo:font-size="14pt" officeooo:rsid="000fce59" officeooo:paragraph-rsid="000fce59" style:font-size-asian="14pt" style:font-size-complex="14pt"/>
    </style:style>
    <style:style style:name="P10" style:family="paragraph" style:parent-style-name="Standard">
      <style:text-properties fo:font-size="14pt" officeooo:rsid="0013bc8c" officeooo:paragraph-rsid="0013bc8c" style:font-size-asian="14pt" style:font-size-complex="14pt"/>
    </style:style>
    <style:style style:name="P11" style:family="paragraph" style:parent-style-name="Standard">
      <style:text-properties fo:font-size="14pt" officeooo:rsid="00166133" officeooo:paragraph-rsid="00166133" style:font-size-asian="14pt" style:font-size-complex="14pt"/>
    </style:style>
    <style:style style:name="P12" style:family="paragraph" style:parent-style-name="Preformatted_20_Text">
      <style:text-properties fo:font-variant="normal" fo:text-transform="none" fo:color="#000000" fo:font-size="14pt" fo:letter-spacing="normal" fo:font-style="normal" fo:font-weight="normal" officeooo:rsid="000ba305" officeooo:paragraph-rsid="000ba305" style:font-size-asian="14pt" style:font-size-complex="14pt"/>
    </style:style>
    <style:style style:name="P13" style:family="paragraph" style:parent-style-name="Preformatted_20_Text">
      <style:text-properties fo:font-variant="normal" fo:text-transform="none" fo:color="#000000" fo:font-size="14pt" fo:letter-spacing="normal" fo:font-style="normal" fo:font-weight="normal" officeooo:rsid="000fce59" officeooo:paragraph-rsid="000fce59" style:font-size-asian="14pt" style:font-size-complex="14pt"/>
    </style:style>
    <style:style style:name="P14" style:family="paragraph" style:parent-style-name="Preformatted_20_Text">
      <style:text-properties fo:font-variant="normal" fo:text-transform="none" fo:color="#000000" fo:font-size="14pt" fo:letter-spacing="normal" fo:font-style="normal" fo:font-weight="normal" officeooo:rsid="0013bc8c" officeooo:paragraph-rsid="0013bc8c" style:font-size-asian="14pt" style:font-size-complex="14pt"/>
    </style:style>
    <style:style style:name="P15" style:family="paragraph" style:parent-style-name="Preformatted_20_Text">
      <style:text-properties fo:font-variant="normal" fo:text-transform="none" fo:color="#000000" fo:font-size="14pt" fo:letter-spacing="normal" fo:font-style="normal" fo:font-weight="normal" officeooo:rsid="0013d7ed" officeooo:paragraph-rsid="0013d7ed" style:font-size-asian="14pt" style:font-size-complex="14pt"/>
    </style:style>
    <style:style style:name="P16" style:family="paragraph" style:parent-style-name="Preformatted_20_Text">
      <style:text-properties fo:font-variant="normal" fo:text-transform="none" fo:color="#000000" fo:font-size="14pt" fo:letter-spacing="normal" fo:font-style="normal" fo:font-weight="normal" officeooo:rsid="00158d37" officeooo:paragraph-rsid="00158d37" style:font-size-asian="14pt" style:font-size-complex="14pt"/>
    </style:style>
    <style:style style:name="P17" style:family="paragraph" style:parent-style-name="Preformatted_20_Text">
      <style:text-properties fo:font-variant="normal" fo:text-transform="none" fo:color="#000000" fo:font-size="14pt" fo:letter-spacing="normal" fo:font-style="normal" fo:font-weight="normal" officeooo:rsid="00166133" officeooo:paragraph-rsid="00166133" style:font-size-asian="14pt" style:font-size-complex="14pt"/>
    </style:style>
    <style:style style:name="P1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6133" officeooo:paragraph-rsid="00166133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6f3f" officeooo:paragraph-rsid="00166f3f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7360b" officeooo:paragraph-rsid="0017360b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85e4c" officeooo:paragraph-rsid="00185e4c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8ab6c" officeooo:paragraph-rsid="0018ab6c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85e4c" officeooo:paragraph-rsid="00185e4c" style:font-name-asian="Noto Sans Mono CJK SC" style:font-size-asian="12pt" style:font-style-asian="normal" style:font-weight-asian="bold" style:font-name-complex="Liberation Mono" style:font-size-complex="12pt" style:font-style-complex="normal" style:font-weight-complex="bold" style:text-overline-style="none" style:text-overline-color="font-color"/>
    </style:style>
    <style:style style:name="P24" style:family="paragraph" style:parent-style-name="Preformatted_20_Text">
      <style:text-properties fo:font-size="14pt" officeooo:rsid="000fce59" officeooo:paragraph-rsid="0013bc8c" style:font-size-asian="14pt" style:font-size-complex="14pt"/>
    </style:style>
    <style:style style:name="P25" style:family="paragraph" style:parent-style-name="Preformatted_20_Text">
      <style:text-properties fo:font-size="14pt" officeooo:rsid="001aed49" officeooo:paragraph-rsid="001aed49" style:font-size-asian="14pt" style:font-size-complex="14pt"/>
    </style:style>
    <style:style style:name="P26" style:family="paragraph" style:parent-style-name="Preformatted_20_Text">
      <style:text-properties fo:font-variant="normal" fo:text-transform="none" fo:color="#000000" style:font-name="monospace" fo:font-size="10.5pt" fo:letter-spacing="normal" fo:font-style="normal" fo:font-weight="normal" officeooo:rsid="001aed49" officeooo:paragraph-rsid="001aed49" style:font-size-asian="14pt" style:font-size-complex="14pt"/>
    </style:style>
    <style:style style:name="P27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</style:style>
    <style:style style:name="P28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fo:font-variant="normal" fo:text-transform="none" fo:color="#000000" style:font-name="monospace" fo:font-size="10.5pt" fo:letter-spacing="normal" fo:font-style="normal" fo:font-weight="normal"/>
    </style:style>
    <style:style style:name="P29" style:family="paragraph" style:parent-style-name="Standard" style:list-style-name="L1">
      <style:text-properties fo:font-size="14pt" officeooo:rsid="0003e576" officeooo:paragraph-rsid="0003e576" style:font-size-asian="14pt" style:font-size-complex="14pt"/>
    </style:style>
    <style:style style:name="P30" style:family="paragraph" style:parent-style-name="Standard" style:list-style-name="L1">
      <style:text-properties fo:font-size="14pt" officeooo:rsid="00043308" officeooo:paragraph-rsid="00043308" style:font-size-asian="14pt" style:font-size-complex="14pt"/>
    </style:style>
    <style:style style:name="P31" style:family="paragraph" style:parent-style-name="Standard" style:list-style-name="L1">
      <style:text-properties fo:font-size="14pt" officeooo:rsid="00059661" officeooo:paragraph-rsid="00059661" style:font-size-asian="14pt" style:font-size-complex="14pt"/>
    </style:style>
    <style:style style:name="T1" style:family="text">
      <style:text-properties officeooo:rsid="000725ee"/>
    </style:style>
    <style:style style:name="T2" style:family="text">
      <style:text-properties officeooo:rsid="0008b75b"/>
    </style:style>
    <style:style style:name="T3" style:family="text">
      <style:text-properties officeooo:rsid="000ba305"/>
    </style:style>
    <style:style style:name="T4" style:family="text">
      <style:text-properties officeooo:rsid="000d86f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UREL Log File:<text:line-break/></text:p>
      <text:p text:style-name="P2">15 December 2019: murel_txt_enc_BayesianUniSkip_batch_size_84_lr_0.0003_lr_decay_rate_0.25_unroll_steps_3_fusion_type_block</text:p>
      <text:p text:style-name="P2">Results: 38.4% Test-Dev</text:p>
      <text:p text:style-name="P2">Notes: </text:p>
      <text:list xml:id="list4116990077" text:style-name="L1">
        <text:list-item>
          <text:p text:style-name="P29">Need to fine-tune skipthoughts</text:p>
        </text:list-item>
        <text:list-item>
          <text:p text:style-name="P29">Add gradient-clipping 0.25</text:p>
        </text:list-item>
        <text:list-item>
          <text:p text:style-name="P29">Add question attention</text:p>
        </text:list-item>
        <text:list-item>
          <text:p text:style-name="P29">Try out L2 Normalization on BUTD feature vectores</text:p>
        </text:list-item>
        <text:list-item>
          <text:p text:style-name="P29">Update hyperparameters to: <text:a xlink:type="simple" xlink:href="http://openaccess.thecvf.com/content_CVPR_2019/supplemental/Cadene_MUREL_Multimodal_Relational_CVPR_2019_supplemental.pdf" text:style-name="Internet_20_link" text:visited-style-name="Visited_20_Internet_20_Link">http://openaccess.thecvf.com/content_CVPR_2019/supplemental/Cadene_MUREL_Multimodal_Relational_CVPR_2019_supplemental.pdf</text:a></text:p>
        </text:list-item>
        <text:list-item>
          <text:p text:style-name="P30">Set Base LR to 5 e-5</text:p>
        </text:list-item>
        <text:list-item>
          <text:p text:style-name="P30">Increase linearly to 2e-4 in 7 epochs, then decay by 0.25 when reach epoch 14, continue decaying every 2 epochs</text:p>
        </text:list-item>
        <text:list-item>
          <text:p text:style-name="P30">Set batch size to 256</text:p>
        </text:list-item>
        <text:list-item>
          <text:p text:style-name="P30">Reduction factor to 8 so each batch size is 32</text:p>
        </text:list-item>
        <text:list-item>
          <text:p text:style-name="P31">Set fusion type to mutan?</text:p>
        </text:list-item>
      </text:list>
      <text:p text:style-name="P2">16 December 2019:</text:p>
      <text:p text:style-name="P2">Start implementing above.</text:p>
      <text:p text:style-name="P3">TODO: </text:p>
      <text:p text:style-name="P3">Implement padding, and make sure qns length less than 26 words – <text:span text:style-name="T3">NO USE?</text:span></text:p>
      <text:p text:style-name="P3">Adjust MurelNetDataset - <text:span text:style-name="T3">DONE</text:span></text:p>
      <text:p text:style-name="P3">Finish implementing q_att - <text:span text:style-name="T1">DONE</text:span></text:p>
      <text:p text:style-name="P3">Implement mask_fusion? - <text:span text:style-name="T3">DONE</text:span></text:p>
      <text:p text:style-name="P4">Implement early stoppi<text:span text:style-name="T2">n</text:span>g - <text:span text:style-name="T3">NO</text:span></text:p>
      <text:p text:style-name="P5">Add gradient clipping – DONE</text:p>
      <text:p text:style-name="P6">Fix Concat_MLP - <text:span text:style-name="T3">DONE</text:span></text:p>
      <text:p text:style-name="P7">24 December 2019</text:p>
      <text:p text:style-name="P7"/>
      <text:p text:style-name="P11">Frozen</text:p>
      <text:p text:style-name="P17">[{"test-dev": {"yes/no": 60.89, "number": 0.34, "other": 1.14, "overall": 25.66}}]</text:p>
      <text:p text:style-name="P14">agg_sum_q_att_False</text:p>
      <text:p text:style-name="P14">[{"test-dev": {"yes/no": 61.81, "number": 22.8, "other": 7.11, "overall": 31.43}}]</text:p>
      <text:p text:style-name="P14">agg_sum_q_att_True</text:p>
      <text:p text:style-name="P14">[{"test-dev": {"yes/no": 61.36, "number": 28.62, "other": 7.03, "overall": 31.87}}]</text:p>
      <text:p text:style-name="P10">agg_max_q_att_False</text:p>
      <text:p text:style-name="P14">[{"test-dev": {"yes/no": 63.96, "number": 17.94, "other": 12.35, "overall": 34.25}}]</text:p>
      <text:p text:style-name="P10">agg_max_q_att_True</text:p>
      <text:p text:style-name="P14"><text:soft-page-break/>[{"test-dev": {"yes/no": 65.01, "number": 19.7, "other": 12.81, "overall": 35.09}}]</text:p>
      <text:p text:style-name="P15"/>
      <text:p text:style-name="P15">agg_mean_q_att_False</text:p>
      <text:p text:style-name="P15">[{"test-dev": {"yes/no": 65.29, "number": 24.68, "other": 14.65, "overall": 36.65}}]</text:p>
      <text:p text:style-name="P15">agg_mean_q_att_True</text:p>
      <text:p text:style-name="P15">[{"test-dev": {"yes/no": 65.58, "number": 27.63, "other": 14.85, "overall": 37.2}}]</text:p>
      <text:p text:style-name="P16">agg_min_q_att_False</text:p>
      <text:p text:style-name="P16">[{"test-dev": {"yes/no": 68.51, "number": 32.31, "other": 30.61, "overall": 46.42}}]</text:p>
      <text:p text:style-name="P16">agg_min_q_att_True</text:p>
      <text:p text:style-name="P16">[{"test-dev": {"yes/no": 67.8, "number": 31.17, "other": 29.27, "overall": 45.36}}]</text:p>
      <text:p text:style-name="P8"/>
      <text:p text:style-name="P7">ConcatMLP <text:s/>Attention, <text:span text:style-name="T4">FUKUI – MCB 2016 Train </text:span>: </text:p>
      <text:p text:style-name="P12">[{"test-dev": {"yes/no": 71.86, "number": 37.85, "other": 45.31, "overall": 55.4}}]</text:p>
      <text:p text:style-name="P14"/>
      <text:p text:style-name="P14">BLOCK Attention, Still FUKUI:</text:p>
      <text:p text:style-name="P14">[{"test-dev": {"yes/no": 77.5, "number": 40.35, "other": 52.85, "overall": 61.58}}]</text:p>
      <text:p text:style-name="P12"/>
      <text:p text:style-name="P9">MuREL BLOCK Train:</text:p>
      <text:p text:style-name="P13">[{"test-dev": {"yes/no": 76.92, "number": 43.0, "other": 52.34, "overall": 61.4}}]</text:p>
      <text:p text:style-name="P13"/>
      <text:p text:style-name="P14">MuREL BLOCK Reverse Question:</text:p>
      <text:p text:style-name="P14">[{"test-dev": {"yes/no": 77.53, "number": 43.93, "other": 52.44, "overall": 61.81}}]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able:table table:name="Table1" table:style-name="Table1">
        <table:table-column table:style-name="Table1.A" table:number-columns-repeated="5"/>
        <text:soft-page-break/>
        <table:table-row>
          <table:table-cell table:style-name="Table1.A1" office:value-type="string">
            <text:p text:style-name="P18">Method Name</text:p>
          </table:table-cell>
          <table:table-cell table:style-name="Table1.A1" office:value-type="string">
            <text:p text:style-name="P18">Yes / No</text:p>
          </table:table-cell>
          <table:table-cell table:style-name="Table1.A1" office:value-type="string">
            <text:p text:style-name="P18">Number</text:p>
          </table:table-cell>
          <table:table-cell table:style-name="Table1.A1" office:value-type="string">
            <text:p text:style-name="P18">Other</text:p>
          </table:table-cell>
          <table:table-cell table:style-name="Table1.E1" office:value-type="string">
            <text:p text:style-name="P18">Overall</text:p>
          </table:table-cell>
        </table:table-row>
        <table:table-row>
          <table:table-cell table:style-name="Table1.A2" office:value-type="string">
            <text:p text:style-name="P18">Frozen GRU <text:s/>+ </text:p>
            <text:p text:style-name="P18">Resnet</text:p>
          </table:table-cell>
          <table:table-cell table:style-name="Table1.A2" office:value-type="string">
            <text:p text:style-name="P18">60.89</text:p>
          </table:table-cell>
          <table:table-cell table:style-name="Table1.A2" office:value-type="string">
            <text:p text:style-name="P18">0.34</text:p>
          </table:table-cell>
          <table:table-cell table:style-name="Table1.A2" office:value-type="string">
            <text:p text:style-name="P18">1.14</text:p>
          </table:table-cell>
          <table:table-cell table:style-name="Table1.E2" office:value-type="string">
            <text:p text:style-name="P18">25.66</text:p>
          </table:table-cell>
        </table:table-row>
        <table:table-row>
          <table:table-cell table:style-name="Table1.A2" office:value-type="string">
            <text:p text:style-name="P18">Agg Sum (free GRU)</text:p>
          </table:table-cell>
          <table:table-cell table:style-name="Table1.A2" office:value-type="string">
            <text:p text:style-name="P18">61.81</text:p>
          </table:table-cell>
          <table:table-cell table:style-name="Table1.A2" office:value-type="string">
            <text:p text:style-name="P18">22.8</text:p>
          </table:table-cell>
          <table:table-cell table:style-name="Table1.A2" office:value-type="string">
            <text:p text:style-name="P18">7.11</text:p>
          </table:table-cell>
          <table:table-cell table:style-name="Table1.E2" office:value-type="string">
            <text:p text:style-name="P18">31.43</text:p>
          </table:table-cell>
        </table:table-row>
        <table:table-row>
          <table:table-cell table:style-name="Table1.A2" office:value-type="string">
            <text:p text:style-name="P18">Agg Sum, with Q_att</text:p>
          </table:table-cell>
          <table:table-cell table:style-name="Table1.A2" office:value-type="string">
            <text:p text:style-name="P18">61.36</text:p>
          </table:table-cell>
          <table:table-cell table:style-name="Table1.A2" office:value-type="string">
            <text:p text:style-name="P18">28.62</text:p>
          </table:table-cell>
          <table:table-cell table:style-name="Table1.A2" office:value-type="string">
            <text:p text:style-name="P18">7.03</text:p>
          </table:table-cell>
          <table:table-cell table:style-name="Table1.E2" office:value-type="string">
            <text:p text:style-name="P18">31.87</text:p>
          </table:table-cell>
        </table:table-row>
        <table:table-row>
          <table:table-cell table:style-name="Table1.A2" office:value-type="string">
            <text:p text:style-name="P18">Agg_Max</text:p>
          </table:table-cell>
          <table:table-cell table:style-name="Table1.A2" office:value-type="string">
            <text:p text:style-name="P18">63.96</text:p>
          </table:table-cell>
          <table:table-cell table:style-name="Table1.A2" office:value-type="string">
            <text:p text:style-name="P18">17.94</text:p>
          </table:table-cell>
          <table:table-cell table:style-name="Table1.A2" office:value-type="string">
            <text:p text:style-name="P18">12.35</text:p>
          </table:table-cell>
          <table:table-cell table:style-name="Table1.E2" office:value-type="string">
            <text:p text:style-name="P18">34.25</text:p>
          </table:table-cell>
        </table:table-row>
        <table:table-row>
          <table:table-cell table:style-name="Table1.A2" office:value-type="string">
            <text:p text:style-name="P18">Agg_Max, with Q_att</text:p>
          </table:table-cell>
          <table:table-cell table:style-name="Table1.A2" office:value-type="string">
            <text:p text:style-name="P18">65.01</text:p>
          </table:table-cell>
          <table:table-cell table:style-name="Table1.A2" office:value-type="string">
            <text:p text:style-name="P18">19.7</text:p>
          </table:table-cell>
          <table:table-cell table:style-name="Table1.A2" office:value-type="string">
            <text:p text:style-name="P18">12.81</text:p>
          </table:table-cell>
          <table:table-cell table:style-name="Table1.E2" office:value-type="string">
            <text:p text:style-name="P18">35.09</text:p>
          </table:table-cell>
        </table:table-row>
        <table:table-row>
          <table:table-cell table:style-name="Table1.A2" office:value-type="string">
            <text:p text:style-name="P19">Agg_Mean</text:p>
          </table:table-cell>
          <table:table-cell table:style-name="Table1.A2" office:value-type="string">
            <text:p text:style-name="P19">65.29</text:p>
          </table:table-cell>
          <table:table-cell table:style-name="Table1.A2" office:value-type="string">
            <text:p text:style-name="P19">24.68</text:p>
          </table:table-cell>
          <table:table-cell table:style-name="Table1.A2" office:value-type="string">
            <text:p text:style-name="P19">14.65</text:p>
          </table:table-cell>
          <table:table-cell table:style-name="Table1.E2" office:value-type="string">
            <text:p text:style-name="P19">36.65</text:p>
          </table:table-cell>
        </table:table-row>
        <table:table-row>
          <table:table-cell table:style-name="Table1.A2" office:value-type="string">
            <text:p text:style-name="P20">Agg_Mean, with Q_att</text:p>
          </table:table-cell>
          <table:table-cell table:style-name="Table1.A2" office:value-type="string">
            <text:p text:style-name="P20">65.58</text:p>
          </table:table-cell>
          <table:table-cell table:style-name="Table1.A2" office:value-type="string">
            <text:p text:style-name="P20">27.63</text:p>
          </table:table-cell>
          <table:table-cell table:style-name="Table1.A2" office:value-type="string">
            <text:p text:style-name="P20">14.85</text:p>
          </table:table-cell>
          <table:table-cell table:style-name="Table1.E2" office:value-type="string">
            <text:p text:style-name="P20">37.2</text:p>
          </table:table-cell>
        </table:table-row>
        <table:table-row>
          <table:table-cell table:style-name="Table1.A2" office:value-type="string">
            <text:p text:style-name="P20">Agg_Min</text:p>
          </table:table-cell>
          <table:table-cell table:style-name="Table1.A2" office:value-type="string">
            <text:p text:style-name="P20">68.51</text:p>
          </table:table-cell>
          <table:table-cell table:style-name="Table1.A2" office:value-type="string">
            <text:p text:style-name="P22">32.31</text:p>
          </table:table-cell>
          <table:table-cell table:style-name="Table1.A2" office:value-type="string">
            <text:p text:style-name="P22">30.61</text:p>
          </table:table-cell>
          <table:table-cell table:style-name="Table1.E2" office:value-type="string">
            <text:p text:style-name="P22">46.42</text:p>
          </table:table-cell>
        </table:table-row>
        <table:table-row>
          <table:table-cell table:style-name="Table1.A2" office:value-type="string">
            <text:p text:style-name="P20">Agg_Min, with Q_att</text:p>
          </table:table-cell>
          <table:table-cell table:style-name="Table1.A2" office:value-type="string">
            <text:p text:style-name="P20">67.8</text:p>
          </table:table-cell>
          <table:table-cell table:style-name="Table1.A2" office:value-type="string">
            <text:p text:style-name="P20">31.17</text:p>
          </table:table-cell>
          <table:table-cell table:style-name="Table1.A2" office:value-type="string">
            <text:p text:style-name="P20">29.27</text:p>
          </table:table-cell>
          <table:table-cell table:style-name="Table1.E2" office:value-type="string">
            <text:p text:style-name="P20">45.36</text:p>
          </table:table-cell>
        </table:table-row>
        <table:table-row>
          <table:table-cell table:style-name="Table1.A2" office:value-type="string">
            <text:p text:style-name="P20">Attention, Concat MLP</text:p>
          </table:table-cell>
          <table:table-cell table:style-name="Table1.A2" office:value-type="string">
            <text:p text:style-name="P20">71.86</text:p>
          </table:table-cell>
          <table:table-cell table:style-name="Table1.A2" office:value-type="string">
            <text:p text:style-name="P20">37.85</text:p>
          </table:table-cell>
          <table:table-cell table:style-name="Table1.A2" office:value-type="string">
            <text:p text:style-name="P20">45.31</text:p>
          </table:table-cell>
          <table:table-cell table:style-name="Table1.E2" office:value-type="string">
            <text:p text:style-name="P20">55.4</text:p>
          </table:table-cell>
        </table:table-row>
        <table:table-row>
          <table:table-cell table:style-name="Table1.A2" office:value-type="string">
            <text:p text:style-name="P21">MUREL (first iteration, no swap)</text:p>
          </table:table-cell>
          <table:table-cell table:style-name="Table1.A2" office:value-type="string">
            <text:p text:style-name="P21">76.92</text:p>
          </table:table-cell>
          <table:table-cell table:style-name="Table1.A2" office:value-type="string">
            <text:p text:style-name="P21">43.0</text:p>
          </table:table-cell>
          <table:table-cell table:style-name="Table1.A2" office:value-type="string">
            <text:p text:style-name="P21">52.34</text:p>
          </table:table-cell>
          <table:table-cell table:style-name="Table1.E2" office:value-type="string">
            <text:p text:style-name="P21">61.40</text:p>
          </table:table-cell>
        </table:table-row>
        <table:table-row>
          <table:table-cell table:style-name="Table1.A2" office:value-type="string">
            <text:p text:style-name="P20">Attention, BLOCK</text:p>
          </table:table-cell>
          <table:table-cell table:style-name="Table1.A2" office:value-type="string">
            <text:p text:style-name="P20">77.5</text:p>
          </table:table-cell>
          <table:table-cell table:style-name="Table1.A2" office:value-type="string">
            <text:p text:style-name="P20">40.35</text:p>
          </table:table-cell>
          <table:table-cell table:style-name="Table1.A2" office:value-type="string">
            <text:p text:style-name="P20">52.85</text:p>
          </table:table-cell>
          <table:table-cell table:style-name="Table1.E2" office:value-type="string">
            <text:p text:style-name="P20">61.58</text:p>
          </table:table-cell>
        </table:table-row>
        <table:table-row>
          <table:table-cell table:style-name="Table1.A2" office:value-type="string">
            <text:p text:style-name="P23">MUREL (swapped question with answer)</text:p>
          </table:table-cell>
          <table:table-cell table:style-name="Table1.A2" office:value-type="string">
            <text:p text:style-name="P23">77.53</text:p>
          </table:table-cell>
          <table:table-cell table:style-name="Table1.A2" office:value-type="string">
            <text:p text:style-name="P23">43.93</text:p>
          </table:table-cell>
          <table:table-cell table:style-name="Table1.A2" office:value-type="string">
            <text:p text:style-name="P23">52.44</text:p>
          </table:table-cell>
          <table:table-cell table:style-name="Table1.E2" office:value-type="string">
            <text:p text:style-name="P23">61.81</text:p>
          </table:table-cell>
        </table:table-row>
      </table:table>
      <text:p text:style-name="P24"/>
      <text:p text:style-name="P25">MUREL on val dataset:</text:p>
      <text:p text:style-name="P26">Overall Accuracy is: 60.32</text:p>
      <text:p text:style-name="P27"/>
      <text:p text:style-name="P28">Per Question Type Accuracy is the following:</text:p>
      <text:p text:style-name="P28">does the : 74.38</text:p>
      <text:p text:style-name="P28">what type of : 52.43</text:p>
      <text:p text:style-name="P28">how : 26.33</text:p>
      <text:p text:style-name="P28">was : 77.09</text:p>
      <text:p text:style-name="P28">is there a : 77.29</text:p>
      <text:p text:style-name="P28">is he : 77.63</text:p>
      <text:p text:style-name="P28">is the woman : 71.78</text:p>
      <text:p text:style-name="P28">do you : 76.81</text:p>
      <text:p text:style-name="P28">can you : 72.06</text:p>
      <text:p text:style-name="P28">where are the : 34.55</text:p>
      <text:p text:style-name="P28">does this : 75.93</text:p>
      <text:p text:style-name="P28">are these : 75.42</text:p>
      <text:p text:style-name="P28">is : 74.23</text:p>
      <text:p text:style-name="P28">is it : 86.67</text:p>
      <text:p text:style-name="P28">what is the woman : 55.73</text:p>
      <text:p text:style-name="P28">is there : 78.30</text:p>
      <text:p text:style-name="P28">what kind of : 53.12</text:p>
      <text:p text:style-name="P28"><text:soft-page-break/>what number is : 7.36</text:p>
      <text:p text:style-name="P28">are : 72.93</text:p>
      <text:p text:style-name="P28">are they : 74.75</text:p>
      <text:p text:style-name="P28">none of the above : 54.30</text:p>
      <text:p text:style-name="P28">are there any : 83.82</text:p>
      <text:p text:style-name="P28">is the : 75.25</text:p>
      <text:p text:style-name="P28">what is : 38.37</text:p>
      <text:p text:style-name="P28">where is the : 31.95</text:p>
      <text:p text:style-name="P28">what is the person : 62.67</text:p>
      <text:p text:style-name="P28">who is : 35.07</text:p>
      <text:p text:style-name="P28">what are : 56.47</text:p>
      <text:p text:style-name="P28">what time : 25.83</text:p>
      <text:p text:style-name="P28">which : 42.46</text:p>
      <text:p text:style-name="P28">what is the : 45.36</text:p>
      <text:p text:style-name="P28">could : 78.06</text:p>
      <text:p text:style-name="P28">is the person : 75.72</text:p>
      <text:p text:style-name="P28">what brand : 38.68</text:p>
      <text:p text:style-name="P28">is this : 76.63</text:p>
      <text:p text:style-name="P28">what color are the : 72.55</text:p>
      <text:p text:style-name="P28">are there : 79.96</text:p>
      <text:p text:style-name="P28">has : 74.30</text:p>
      <text:p text:style-name="P28">is this a : 77.21</text:p>
      <text:p text:style-name="P28">why is the : 18.04</text:p>
      <text:p text:style-name="P28">how many people are : 54.90</text:p>
      <text:p text:style-name="P28">what color is the : 75.13</text:p>
      <text:p text:style-name="P28">are the : 74.03</text:p>
      <text:p text:style-name="P28">why : 16.57</text:p>
      <text:p text:style-name="P28">what color : 70.02</text:p>
      <text:p text:style-name="P28">is the man : 76.22</text:p>
      <text:p text:style-name="P28">what does the : 24.19</text:p>
      <text:p text:style-name="P28">what : 42.84</text:p>
      <text:p text:style-name="P28">what sport is : 90.10</text:p>
      <text:p text:style-name="P28">what is this : 61.36</text:p>
      <text:p text:style-name="P28">how many : 48.71</text:p>
      <text:p text:style-name="P28">what is on the : 40.71</text:p>
      <text:p text:style-name="P28">what is the man : 61.32</text:p>
      <text:p text:style-name="P28">how many people are in : 57.66</text:p>
      <text:p text:style-name="P28">what room is : 92.24</text:p>
      <text:p text:style-name="P28">what are the : 45.99</text:p>
      <text:p text:style-name="P28">is that a : 73.29</text:p>
      <text:p text:style-name="P28">is this an : 73.73</text:p>
      <text:p text:style-name="P28">what is in the : 49.56</text:p>
      <text:p text:style-name="P28">is this person : 76.66</text:p>
      <text:p text:style-name="P28">what is the name : 11.94</text:p>
      <text:p text:style-name="P28">what animal is : 71.84</text:p>
      <text:p text:style-name="P28">what is the color of the : 77.64</text:p>
      <text:p text:style-name="P28">what color is : 77.25</text:p>
      <text:p text:style-name="P28">do : 74.96</text:p>
      <text:p text:style-name="P27"/>
      <text:p text:style-name="P27"/>
      <text:p text:style-name="P28">Per Answer Type Accuracy is the following:</text:p>
      <text:p text:style-name="P28">other : 51.85</text:p>
      <text:p text:style-name="P28">number : 42.90</text:p>
      <text:p text:style-name="P28">yes/no : 77.51</text:p>
      <text:p text:style-name="Text_20_body"><text:lin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OpenSymbol" svg:font-family="OpenSymbol" style:font-charset="x-symbol"/>
    <style:font-face style:name="monospace" svg:font-family="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9-12-16T12:28:07.165740156</meta:creation-date>
    <dc:date>2020-02-04T22:47:02.832994452</dc:date>
    <meta:editing-duration>PT2H8M12S</meta:editing-duration>
    <meta:editing-cycles>15</meta:editing-cycles>
    <meta:generator>LibreOffice/6.3.4.2.0$Linux_X86_64 LibreOffice_project/1e2df71cb6a569bbaaffb70308950743964880ae</meta:generator>
    <meta:document-statistic meta:table-count="1" meta:image-count="0" meta:object-count="0" meta:page-count="4" meta:paragraph-count="195" meta:word-count="712" meta:character-count="4231" meta:non-whitespace-character-count="3712"/>
  </office:meta>
</office:document-meta>
</file>